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artfor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2">
            <text:p>6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34.759776845791">
            <text:p>$134,76</text:p>
          </table:table-cell>
          <table:table-cell table:style-name="ce5" table:formula="of:=[.F2]-[.B3]/[.B4]" office:value-type="currency" office:currency="USD" office:value="134.759776845791">
            <text:p>$134,76</text:p>
          </table:table-cell>
          <table:table-cell table:style-name="ce15" table:formula="of:=[.G2]/1.07" office:value-type="currency" office:currency="EUR" office:value="125.94371667831">
            <text:p>125,9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7.2245512039986">
            <text:p>$97,22</text:p>
          </table:table-cell>
          <table:table-cell table:style-name="ce7" table:formula="of:=[.F3]-[.B3]/[.B4]" office:value-type="currency" office:currency="USD" office:value="97.2245512039986">
            <text:p>$97,22</text:p>
          </table:table-cell>
          <table:table-cell table:style-name="ce16" table:formula="of:=[.G3]/1.07" office:value-type="currency" office:currency="EUR" office:value="90.8640665457931">
            <text:p>90,8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9.9185341995579">
            <text:p>89,9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34">
            <text:p>0,33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4.6307275098476">
            <text:p>$54,63</text:p>
          </table:table-cell>
          <table:table-cell table:style-name="ce14" table:formula="of:=[.F4]-[.B3]/[.B4]" office:value-type="currency" office:currency="USD" office:value="54.6307275098476">
            <text:p>$54,63</text:p>
          </table:table-cell>
          <table:table-cell table:style-name="ce17" table:formula="of:=[.G4]/1.07" office:value-type="currency" office:currency="EUR" office:value="51.0567546821005">
            <text:p>51,0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42">
            <text:p>$7,4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310486980777487">
            <text:p>31,05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71">
            <text:p>$3,71</text:p>
          </table:table-cell>
          <table:table-cell table:style-name="ce5"/>
          <table:table-cell table:style-name="ce5" table:formula="of:=[.B8]/(1+[.D2])^(1/4)" office:value-type="currency" office:currency="USD" office:value="3.64777435004873">
            <text:p>$3,65</text:p>
          </table:table-cell>
          <table:table-cell table:style-name="ce7" table:formula="of:=[.B5]/2" office:value-type="currency" office:currency="USD" office:value="3.71">
            <text:p>$3,71</text:p>
          </table:table-cell>
          <table:table-cell table:style-name="ce7"/>
          <table:table-cell table:style-name="ce7" table:formula="of:=[.E8]/(1+[.D3])^(1/4)" office:value-type="currency" office:currency="USD" office:value="3.63510094130123">
            <text:p>$3,64</text:p>
          </table:table-cell>
          <table:table-cell table:style-name="ce8" table:formula="of:=[.B5]/2" office:value-type="currency" office:currency="USD" office:value="3.71">
            <text:p>$3,71</text:p>
          </table:table-cell>
          <table:table-cell table:style-name="ce8"/>
          <table:table-cell table:style-name="ce8" table:formula="of:=[.H8]/(1+[.D4])^(1/4)" office:value-type="currency" office:currency="USD" office:value="3.62264467269911">
            <text:p>$3,6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5296">
            <text:p>$6,53</text:p>
          </table:table-cell>
          <table:table-cell office:value-type="percentage" office:value="-0.12">
            <text:p>-12,00%</text:p>
          </table:table-cell>
          <table:table-cell table:formula="of:=[.B9]/(1+[.$D$2])^[.A9]" office:value-type="currency" office:currency="USD" office:value="6.10242990654206">
            <text:p>$6,10</text:p>
          </table:table-cell>
          <table:table-cell table:formula="of:=[.B5]*(1+[.F9])" office:value-type="currency" office:currency="USD" office:value="5.936">
            <text:p>$5,94</text:p>
          </table:table-cell>
          <table:table-cell office:value-type="percentage" office:value="-0.2">
            <text:p>-20,00%</text:p>
          </table:table-cell>
          <table:table-cell table:formula="of:=[.E9]/(1+[.$D$3])^[.A9]" office:value-type="currency" office:currency="USD" office:value="5.47096774193548">
            <text:p>$5,47</text:p>
          </table:table-cell>
          <table:table-cell table:formula="of:=[.B5]*(1+[.I9])" office:value-type="currency" office:currency="USD" office:value="5.194">
            <text:p>$5,19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4.72181818181818">
            <text:p>$4,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619072">
            <text:p>$8,62</text:p>
          </table:table-cell>
          <table:table-cell office:value-type="percentage" office:value="0.32">
            <text:p>32,00%</text:p>
          </table:table-cell>
          <table:table-cell table:formula="of:=[.B10]/(1+[.$D$2])^[.A10]" office:value-type="currency" office:currency="USD" office:value="7.52823128657525">
            <text:p>$7,53</text:p>
          </table:table-cell>
          <table:table-cell table:formula="of:=[.E9]*(1+[.F10])" office:value-type="currency" office:currency="USD" office:value="7.24192">
            <text:p>$7,24</text:p>
          </table:table-cell>
          <table:table-cell office:value-type="percentage" office:value="0.22">
            <text:p>22,00%</text:p>
          </table:table-cell>
          <table:table-cell table:formula="of:=[.E10]/(1+[.$D$3])^[.A10]" office:value-type="currency" office:currency="USD" office:value="6.1516872305634">
            <text:p>$6,15</text:p>
          </table:table-cell>
          <table:table-cell table:formula="of:=[.H9]*(1+[.I10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4.29256198347107">
            <text:p>$4,2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4809792">
            <text:p>$9,48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7.73930319180633">
            <text:p>$7,74</text:p>
          </table:table-cell>
          <table:table-cell table:formula="of:=[.E10]*(1+[.F11])" office:value-type="currency" office:currency="USD" office:value="7.8212736">
            <text:p>$7,82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6.12333844148246">
            <text:p>$6,12</text:p>
          </table:table-cell>
          <table:table-cell table:formula="of:=[.H10]*(1+[.I11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3.90232907588279">
            <text:p>$3,9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860218368">
            <text:p>$9,8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7.52231338269026">
            <text:p>$7,52</text:p>
          </table:table-cell>
          <table:table-cell table:formula="of:=[.E11]*(1+[.F12])" office:value-type="currency" office:currency="USD" office:value="8.055911808">
            <text:p>$8,06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5.81293879698335">
            <text:p>$5,81</text:p>
          </table:table-cell>
          <table:table-cell table:formula="of:=[.H11]*(1+[.I12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3.54757188716618">
            <text:p>$3,5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25462710272">
            <text:p>$10,2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7.31140739999801">
            <text:p>$7,31</text:p>
          </table:table-cell>
          <table:table-cell table:formula="of:=[.E12]*(1+[.F13])" office:value-type="currency" office:currency="USD" office:value="8.29758916224">
            <text:p>$8,30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5.51827369667544">
            <text:p>$5,52</text:p>
          </table:table-cell>
          <table:table-cell table:formula="of:=[.H12]*(1+[.I13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22506535196925">
            <text:p>$3,2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6648121868288">
            <text:p>$10,6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7.10641466915695">
            <text:p>$7,11</text:p>
          </table:table-cell>
          <table:table-cell table:formula="of:=[.E13]*(1+[.F14])" office:value-type="currency" office:currency="USD" office:value="8.5465168371072">
            <text:p>$8,55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5.23854553693613">
            <text:p>$5,24</text:p>
          </table:table-cell>
          <table:table-cell table:formula="of:=[.H13]*(1+[.I14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93187759269932">
            <text:p>$2,9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091404674302">
            <text:p>$11,09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6.90716939805909">
            <text:p>$6,91</text:p>
          </table:table-cell>
          <table:table-cell table:formula="of:=[.E14]*(1+[.F15])" office:value-type="currency" office:currency="USD" office:value="8.80291234222042">
            <text:p>$8,8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4.97299714566287">
            <text:p>$4,97</text:p>
          </table:table-cell>
          <table:table-cell table:formula="of:=[.H14]*(1+[.I15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66534326609029">
            <text:p>$2,6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535060861274">
            <text:p>$11,54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6.71351044297332">
            <text:p>$6,71</text:p>
          </table:table-cell>
          <table:table-cell table:formula="of:=[.E15]*(1+[.F16])" office:value-type="currency" office:currency="USD" office:value="9.06699971248703">
            <text:p>$9,07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4.72090973274909">
            <text:p>$4,72</text:p>
          </table:table-cell>
          <table:table-cell table:formula="of:=[.H15]*(1+[.I16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42303933280935">
            <text:p>$2,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1.996463295725">
            <text:p>$12,00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6.52528117821706">
            <text:p>$6,53</text:p>
          </table:table-cell>
          <table:table-cell table:formula="of:=[.E16]*(1+[.F17])" office:value-type="currency" office:currency="USD" office:value="9.33900970386164">
            <text:p>$9,34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4.48160094445305">
            <text:p>$4,48</text:p>
          </table:table-cell>
          <table:table-cell table:formula="of:=[.H16]*(1+[.I17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20276302982668">
            <text:p>$2,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476321827554">
            <text:p>$12,4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6.342329369482">
            <text:p>$6,34</text:p>
          </table:table-cell>
          <table:table-cell table:formula="of:=[.E17]*(1+[.F18])" office:value-type="currency" office:currency="USD" office:value="9.61917999497749">
            <text:p>$9,62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4.25442301639322">
            <text:p>$4,25</text:p>
          </table:table-cell>
          <table:table-cell table:formula="of:=[.H17]*(1+[.I18])" office:value-type="currency" office:currency="USD" office:value="5.194">
            <text:p>$5,1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00251184529699">
            <text:p>$2,0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3.446164575549">
            <text:p>$73,45</text:p>
          </table:table-cell>
          <table:table-cell/>
          <table:table-cell table:style-name="ce7"/>
          <table:table-cell table:formula="of:=SUM([.G8:.G18])" office:value-type="currency" office:currency="USD" office:value="56.3807832251357">
            <text:p>$56,38</text:p>
          </table:table-cell>
          <table:table-cell/>
          <table:table-cell table:style-name="ce8"/>
          <table:table-cell table:formula="of:=SUM([.J8:.J18])" office:value-type="currency" office:currency="USD" office:value="35.5375262197292">
            <text:p>$35,5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24.76321827554">
            <text:p>$124,76</text:p>
          </table:table-cell>
          <table:table-cell table:style-name="ce5"/>
          <table:table-cell table:formula="of:=[.B20]/(1+[.D2])^([.A18]+1/2)" office:value-type="currency" office:currency="USD" office:value="61.3136122702423">
            <text:p>$61,31</text:p>
          </table:table-cell>
          <table:table-cell table:formula="of:=[.E18]*[.D5]" office:value-type="currency" office:currency="USD" office:value="96.1917999497749">
            <text:p>$96,19</text:p>
          </table:table-cell>
          <table:table-cell table:style-name="ce7"/>
          <table:table-cell table:formula="of:=[.E20]/(1+[.D3])^([.A18]+1/2)" office:value-type="currency" office:currency="USD" office:value="40.8437679788629">
            <text:p>$40,84</text:p>
          </table:table-cell>
          <table:table-cell table:formula="of:=[.H18]*[.D5]" office:value-type="currency" office:currency="USD" office:value="51.94">
            <text:p>$51,94</text:p>
          </table:table-cell>
          <table:table-cell table:style-name="ce8"/>
          <table:table-cell table:formula="of:=[.H20]/(1+[.D4])^([.A18]+1/2)" office:value-type="currency" office:currency="USD" office:value="19.0932012901183">
            <text:p>$19,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.07.2022</text:date>, <text:time>14:5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31T14:59:24.64</dc:date>
    <dc:creator>aaa </dc:creator>
    <meta:editing-duration>P2DT20H22M57S</meta:editing-duration>
    <meta:editing-cycles>41</meta:editing-cycles>
    <meta:generator>OpenOffice/4.1.5$Win32 OpenOffice.org_project/415m1$Build-9789</meta:generator>
    <meta:document-statistic meta:table-count="5" meta:cell-count="692" meta:object-count="0"/>
  </office:meta>
</office:document-meta>
</file>